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00" fo:border="0.06pt solid #000000"/>
    </style:style>
    <style:style style:name="ce11" style:family="table-cell" style:parent-style-name="Default">
      <style:table-cell-properties fo:border="0.06pt solid #000000"/>
      <style:text-properties fo:color="#0000ff" style:text-underline-style="solid" style:text-underline-width="auto" style:text-underline-color="font-colo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fff66" fo:border="0.06pt solid 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99ff99" fo:border="0.06pt solid #000000"/>
    </style:style>
    <style:style style:name="ce28" style:family="table-cell" style:parent-style-name="Default" style:data-style-name="N0">
      <style:table-cell-properties fo:background-color="#99ff99" fo:border="0.06pt solid #000000"/>
      <style:text-properties style:font-name="Liberation Sans" style:font-name-asian="DejaVu Sans" style:font-name-complex="FreeSans"/>
    </style:style>
    <style:style style:name="ce29" style:family="table-cell" style:parent-style-name="Default">
      <style:table-cell-properties fo:background-color="#ff99ff" fo:border="0.06pt solid #000000"/>
    </style:style>
    <style:style style:name="ce12" style:family="table-cell" style:parent-style-name="Default">
      <style:table-cell-properties fo:background-color="#ffcc00" fo:border="0.06pt solid #000000"/>
    </style:style>
    <style:style style:name="ce13" style:family="table-cell" style:parent-style-name="Default">
      <style:table-cell-properties fo:border="0.06pt solid #000000"/>
      <style:text-properties fo:color="#0000ff" style:text-underline-style="solid" style:text-underline-width="auto" style:text-und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66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99ffff" fo:border="0.06pt solid #000000"/>
    </style:style>
    <style:style style:name="ce18" style:family="table-cell" style:parent-style-name="Default">
      <style:table-cell-properties fo:background-color="#99ff99" fo:border="0.06pt solid #000000"/>
    </style:style>
    <style:style style:name="ce19" style:family="table-cell" style:parent-style-name="Default" style:data-style-name="N0">
      <style:table-cell-properties fo:background-color="#99ff99" fo:border="0.06pt solid #000000"/>
      <style:text-properties style:font-name="Liberation Sans" style:font-name-asian="DejaVu Sans" style:font-name-complex="FreeSans"/>
    </style:style>
    <style:style style:name="ce20" style:family="table-cell" style:parent-style-name="Default">
      <style:table-cell-properties fo:background-color="#ff99ff" fo:border="0.06pt solid #000000"/>
    </style:style>
    <style:style style:name="ce21" style:family="table-cell" style:parent-style-name="Default" style:data-style-name="N0">
      <style:table-cell-properties fo:background-color="#99ff99" fo:border="0.06pt solid #000000"/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22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1" table:number-columns-repeated="5" table:default-cell-style-name="ce18"/>
        <table:table-column table:style-name="co2" table:default-cell-style-name="Default"/>
        <table:table-row table:style-name="ro1">
          <table:table-cell table:style-name="ce12" office:value-type="string" calcext:value-type="string">
            <text:p>Articles</text:p>
          </table:table-cell>
          <table:table-cell table:style-name="ce15" office:value-type="string" calcext:value-type="string">
            <text:p>Analytic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Cloud</text:p>
          </table:table-cell>
          <table:table-cell table:style-name="ce15" office:value-type="string" calcext:value-type="string">
            <text:p>Smart</text:p>
          </table:table-cell>
          <table:table-cell table:style-name="ce15" office:value-type="string" calcext:value-type="string">
            <text:p>Insight</text:p>
          </table:table-cell>
          <table:table-cell/>
        </table:table-row>
        <table:table-row table:style-name="ro1">
          <table:table-cell office:value-type="string" calcext:value-type="string">
            <text:p>Article 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ticle 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icle 3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rticle 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cle 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ticle 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table:number-columns-repeated="6"/>
          <table:table-cell/>
        </table:table-row>
        <table:table-row table:style-name="ro1">
          <table:table-cell table:style-name="ce15" office:value-type="string" calcext:value-type="string">
            <text:p>DF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500000" calcext:value-type="float">
            <text:p>500000</text:p>
          </table:table-cell>
          <table:table-cell table:style-name="ce14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Suma con logaritmo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6" table:number-rows-spanned="1">
            <text:p>Term Frequency (TF)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ce12" office:value-type="string" calcext:value-type="string">
            <text:p>Articles</text:p>
          </table:table-cell>
          <table:table-cell table:style-name="ce15" office:value-type="string" calcext:value-type="string">
            <text:p>Analytic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Cloud</text:p>
          </table:table-cell>
          <table:table-cell table:style-name="ce15" office:value-type="string" calcext:value-type="string">
            <text:p>Smart</text:p>
          </table:table-cell>
          <table:table-cell table:style-name="ce15" office:value-type="string" calcext:value-type="string">
            <text:p>Insight</text:p>
          </table:table-cell>
          <table:table-cell table:style-name="ce15" office:value-type="string" calcext:value-type="string">
            <text:p>Length of Vector</text:p>
          </table:table-cell>
        </table:table-row>
        <table:table-row table:style-name="ro1">
          <table:table-cell office:value-type="string" calcext:value-type="string">
            <text:p>Article 1</text:p>
          </table:table-cell>
          <table:table-cell table:style-name="ce19" table:formula="of:=1+LOG10([.$B2])" office:value-type="float" office:value="2.32221929473392" calcext:value-type="float">
            <text:p>2.32221929473392</text:p>
          </table:table-cell>
          <table:table-cell table:formula="of:=1+LOG10([.$C2])" office:value-type="float" office:value="2.38021124171161" calcext:value-type="float">
            <text:p>2.38021124171161</text:p>
          </table:table-cell>
          <table:table-cell office:value-type="float" office:value="0" calcext:value-type="float">
            <text:p>0</text:p>
          </table:table-cell>
          <table:table-cell table:formula="of:=1+LOG10([.$E2])" office:value-type="float" office:value="1.30102999566398" calcext:value-type="float">
            <text:p>1.30102999566398</text:p>
          </table:table-cell>
          <table:table-cell table:formula="of:=1+LOG10([.$F2])" office:value-type="float" office:value="1.30102999566398" calcext:value-type="float">
            <text:p>1.30102999566398</text:p>
          </table:table-cell>
          <table:table-cell table:style-name="ce20" table:formula="of:=SQRT(SUM([.B13]^2+[.C13]^2+[.D13]^2+[.E13]^2+[.F13]^2))" office:value-type="float" office:value="3.80045603937733" calcext:value-type="float">
            <text:p>3.80045603937733</text:p>
          </table:table-cell>
        </table:table-row>
        <table:table-row table:style-name="ro1">
          <table:table-cell office:value-type="string" calcext:value-type="string">
            <text:p>Article 2</text:p>
          </table:table-cell>
          <table:table-cell table:style-name="ce19" table:formula="of:=1+LOG10([.$B3])" office:value-type="float" office:value="2.38021124171161" calcext:value-type="float">
            <text:p>2.38021124171161</text:p>
          </table:table-cell>
          <table:table-cell table:formula="of:=1+LOG10([.$C3])" office:value-type="float" office:value="2.77085201164214" calcext:value-type="float">
            <text:p>2.77085201164214</text:p>
          </table:table-cell>
          <table:table-cell table:formula="of:=1+LOG10([.$D3])" office:value-type="float" office:value="1.30102999566398" calcext:value-type="float">
            <text:p>1.30102999566398</text:p>
          </table:table-cell>
          <table:table-cell table:formula="of:=1+LOG10([.$E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SQRT(SUM([.B14]^2+[.C14]^2+[.D14]^2+[.E14]^2+[.F14]^2))" office:value-type="float" office:value="4.00446069717372" calcext:value-type="float">
            <text:p>4.00446069717372</text:p>
          </table:table-cell>
        </table:table-row>
        <table:table-row table:style-name="ro1">
          <table:table-cell office:value-type="string" calcext:value-type="string">
            <text:p>Article 3</text:p>
          </table:table-cell>
          <table:table-cell table:style-name="ce19" table:formula="of:=1+LOG10([.$B4])" office:value-type="float" office:value="2.60205999132796" calcext:value-type="float">
            <text:p>2.60205999132796</text:p>
          </table:table-cell>
          <table:table-cell table:formula="of:=1+LOG10([.$C4])" office:value-type="float" office:value="3.06069784035361" calcext:value-type="float">
            <text:p>3.06069784035361</text:p>
          </table:table-cell>
          <table:table-cell table:formula="of:=1+LOG10([.$D4])" office:value-type="float" office:value="1.90308998699194" calcext:value-type="float">
            <text:p>1.90308998699194</text:p>
          </table:table-cell>
          <table:table-cell table:formula="of:=1+LOG10([.$E4])" office:value-type="float" office:value="2" calcext:value-type="float">
            <text:p>2</text:p>
          </table:table-cell>
          <table:table-cell table:formula="of:=1+LOG10([.$F4])" office:value-type="float" office:value="2.27875360095283" calcext:value-type="float">
            <text:p>2.27875360095283</text:p>
          </table:table-cell>
          <table:table-cell table:style-name="ce20" table:formula="of:=SQRT(SUM([.B15]^2+[.C15]^2+[.D15]^2+[.E15]^2+[.F15]^2))" office:value-type="float" office:value="5.38080448825818" calcext:value-type="float">
            <text:p>5.38080448825818</text:p>
          </table:table-cell>
        </table:table-row>
        <table:table-row table:style-name="ro1">
          <table:table-cell office:value-type="string" calcext:value-type="string">
            <text:p>Article 4</text:p>
          </table:table-cell>
          <table:table-cell table:style-name="ce19" table:formula="of:=1+LOG10([.$B5])" office:value-type="float" office:value="1.60205999132796" calcext:value-type="float">
            <text:p>1.60205999132796</text:p>
          </table:table-cell>
          <table:table-cell table:formula="of:=1+LOG10([.$C5])" office:value-type="float" office:value="2.44715803134222" calcext:value-type="float">
            <text:p>2.44715803134222</text:p>
          </table:table-cell>
          <table:table-cell table:formula="of:=1+LOG10([.$D5])" office:value-type="float" office:value="1.69897000433602" calcext:value-type="float">
            <text:p>1.69897000433602</text:p>
          </table:table-cell>
          <table:table-cell office:value-type="float" office:value="0" calcext:value-type="float">
            <text:p>0</text:p>
          </table:table-cell>
          <table:table-cell table:formula="of:=1+LOG10([.$F5])" office:value-type="float" office:value="1" calcext:value-type="float">
            <text:p>1</text:p>
          </table:table-cell>
          <table:table-cell table:style-name="ce20" table:formula="of:=SQRT(SUM([.B16]^2+[.C16]^2+[.D16]^2+[.E16]^2+[.F16]^2))" office:value-type="float" office:value="3.52727624688087" calcext:value-type="float">
            <text:p>3.52727624688087</text:p>
          </table:table-cell>
        </table:table-row>
        <table:table-row table:style-name="ro1">
          <table:table-cell office:value-type="string" calcext:value-type="string">
            <text:p>Article 5</text:p>
          </table:table-cell>
          <table:table-cell table:style-name="ce19" table:formula="of:=1+LOG10([.$B6])" office:value-type="float" office:value="1.90308998699194" calcext:value-type="float">
            <text:p>1.90308998699194</text:p>
          </table:table-cell>
          <table:table-cell table:formula="of:=1+LOG10([.$C6])" office:value-type="float" office:value="2.68124123737559" calcext:value-type="float">
            <text:p>2.68124123737559</text:p>
          </table:table-cell>
          <table:table-cell table:formula="of:=1+LOG10([.$D6])" office:value-type="float" office:value="1.60205999132796" calcext:value-type="float">
            <text:p>1.60205999132796</text:p>
          </table:table-cell>
          <table:table-cell table:formula="of:=1+LOG10([.$E6])" office:value-type="float" office:value="1.47712125471966" calcext:value-type="float">
            <text:p>1.47712125471966</text:p>
          </table:table-cell>
          <table:table-cell table:formula="of:=1+LOG10([.$F6])" office:value-type="float" office:value="1.60205999132796" calcext:value-type="float">
            <text:p>1.60205999132796</text:p>
          </table:table-cell>
          <table:table-cell table:style-name="ce20" table:formula="of:=SQRT(SUM([.B17]^2+[.C17]^2+[.D17]^2+[.E17]^2+[.F17]^2))" office:value-type="float" office:value="4.25745061091312" calcext:value-type="float">
            <text:p>4.25745061091312</text:p>
          </table:table-cell>
        </table:table-row>
        <table:table-row table:style-name="ro1">
          <table:table-cell office:value-type="string" calcext:value-type="string">
            <text:p>Article 6</text:p>
          </table:table-cell>
          <table:table-cell table:style-name="ce19" table:formula="of:=1+LOG10([.$B7])" office:value-type="float" office:value="2.23044892137827" calcext:value-type="float">
            <text:p>2.23044892137827</text:p>
          </table:table-cell>
          <table:table-cell table:formula="of:=1+LOG10([.$C7])" office:value-type="float" office:value="2.69019608002851" calcext:value-type="float">
            <text:p>2.69019608002851</text:p>
          </table:table-cell>
          <table:table-cell table:formula="of:=1+LOG10([.$D7])" office:value-type="float" office:value="1.90308998699194" calcext:value-type="float">
            <text:p>1.90308998699194</text:p>
          </table:table-cell>
          <table:table-cell office:value-type="float" office:value="0" calcext:value-type="float">
            <text:p>0</text:p>
          </table:table-cell>
          <table:table-cell table:formula="of:=1+LOG10([.$F7])" office:value-type="float" office:value="1.69897000433602" calcext:value-type="float">
            <text:p>1.69897000433602</text:p>
          </table:table-cell>
          <table:table-cell table:style-name="ce20" table:formula="of:=SQRT(SUM([.B18]^2+[.C18]^2+[.D18]^2+[.E18]^2+[.F18]^2))" office:value-type="float" office:value="4.32669711374633" calcext:value-type="float">
            <text:p>4.32669711374633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6" office:value-type="string" calcext:value-type="string" table:number-columns-spanned="6" table:number-rows-spanned="1">
            <text:p>Inverse Document Frequency (IDF)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ce15" office:value-type="string" calcext:value-type="string">
            <text:p>DF</text:p>
          </table:table-cell>
          <table:table-cell table:style-name="ce14" table:formula="of:=[.B9]" office:value-type="float" office:value="5000" calcext:value-type="float">
            <text:p>5000</text:p>
          </table:table-cell>
          <table:table-cell table:style-name="ce14" table:formula="of:=[.C9]" office:value-type="float" office:value="50000" calcext:value-type="float">
            <text:p>50000</text:p>
          </table:table-cell>
          <table:table-cell table:style-name="ce14" table:formula="of:=[.D9]" office:value-type="float" office:value="10000" calcext:value-type="float">
            <text:p>10000</text:p>
          </table:table-cell>
          <table:table-cell table:style-name="ce14" table:formula="of:=[.E9]" office:value-type="float" office:value="500000" calcext:value-type="float">
            <text:p>500000</text:p>
          </table:table-cell>
          <table:table-cell table:style-name="ce14" table:formula="of:=[.F9]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15" office:value-type="string" calcext:value-type="string">
            <text:p>IDF</text:p>
          </table:table-cell>
          <table:table-cell table:style-name="ce14" table:formula="of:=LOG([.B23] / [.B21])" office:value-type="float" office:value="2.30102999566398" calcext:value-type="float">
            <text:p>2.30102999566398</text:p>
          </table:table-cell>
          <table:table-cell table:style-name="ce14" table:formula="of:=LOG([.B23] / [.C21])" office:value-type="float" office:value="1.30102999566398" calcext:value-type="float">
            <text:p>1.30102999566398</text:p>
          </table:table-cell>
          <table:table-cell table:style-name="ce14" table:formula="of:=LOG([.B23] / [.D21])" office:value-type="float" office:value="2" calcext:value-type="float">
            <text:p>2</text:p>
          </table:table-cell>
          <table:table-cell table:style-name="ce14" table:formula="of:=LOG([.B23] / [.E21])" office:value-type="float" office:value="0.301029995663981" calcext:value-type="float">
            <text:p>0.301029995663981</text:p>
          </table:table-cell>
          <table:table-cell table:style-name="ce14" table:formula="of:=LOG([.B23] / [.F21])" office:value-type="float" office:value="2.15490195998574" calcext:value-type="float">
            <text:p>2.15490195998574</text:p>
          </table:table-cell>
          <table:table-cell/>
        </table:table-row>
        <table:table-row table:style-name="ro1">
          <table:table-cell table:style-name="ce17" office:value-type="string" calcext:value-type="string">
            <text:p>N=</text:p>
          </table:table-cell>
          <table:table-cell table:style-name="ce17" table:formula="of:=10^6" office:value-type="float" office:value="1000000" calcext:value-type="float">
            <text:p>10000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recuencia / Longitud del vect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6" table:number-rows-spanned="1">
            <text:p>TF-IDF (Normalized Vectors)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ce12" office:value-type="string" calcext:value-type="string">
            <text:p>Articles</text:p>
          </table:table-cell>
          <table:table-cell table:style-name="ce15" office:value-type="string" calcext:value-type="string">
            <text:p>Analytic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Cloud</text:p>
          </table:table-cell>
          <table:table-cell table:style-name="ce15" office:value-type="string" calcext:value-type="string">
            <text:p>Smart</text:p>
          </table:table-cell>
          <table:table-cell table:style-name="ce15" office:value-type="string" calcext:value-type="string">
            <text:p>Insight</text:p>
          </table:table-cell>
          <table:table-cell table:style-name="ce15" office:value-type="string" calcext:value-type="string">
            <text:p>Sum of Normalized Lengths</text:p>
          </table:table-cell>
        </table:table-row>
        <table:table-row table:style-name="ro1">
          <table:table-cell office:value-type="string" calcext:value-type="string">
            <text:p>Article 1</text:p>
          </table:table-cell>
          <table:table-cell table:formula="of:=[.B13]/[.G13]" office:value-type="float" office:value="0.611037009946415" calcext:value-type="float">
            <text:p>0.611037009946415</text:p>
          </table:table-cell>
          <table:table-cell table:formula="of:=[.C13]/[.G13]" office:value-type="float" office:value="0.626296217361741" calcext:value-type="float">
            <text:p>0.626296217361741</text:p>
          </table:table-cell>
          <table:table-cell table:formula="of:=[.D13]/[.G13]" office:value-type="float" office:value="0" calcext:value-type="float">
            <text:p>0</text:p>
          </table:table-cell>
          <table:table-cell table:formula="of:=[.E13]/[.G13]" office:value-type="float" office:value="0.342335230873278" calcext:value-type="float">
            <text:p>0.342335230873278</text:p>
          </table:table-cell>
          <table:table-cell table:formula="of:=[.F13]/[.G13]" office:value-type="float" office:value="0.342335230873278" calcext:value-type="float">
            <text:p>0.342335230873278</text:p>
          </table:table-cell>
          <table:table-cell table:style-name="ce20" table:formula="of:=SQRT(SUM([.B27]^2+[.C27]^2+[.D27]^2+[.E27]^2+[.F27]^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cle 2</text:p>
          </table:table-cell>
          <table:table-cell table:formula="of:=[.B14]/[.G14]" office:value-type="float" office:value="0.594389962021983" calcext:value-type="float">
            <text:p>0.594389962021983</text:p>
          </table:table-cell>
          <table:table-cell table:formula="of:=[.C14]/[.G14]" office:value-type="float" office:value="0.691941367684733" calcext:value-type="float">
            <text:p>0.691941367684733</text:p>
          </table:table-cell>
          <table:table-cell table:formula="of:=[.D14]/[.G14]" office:value-type="float" office:value="0.324895184158562" calcext:value-type="float">
            <text:p>0.324895184158562</text:p>
          </table:table-cell>
          <table:table-cell table:formula="of:=[.E14]/[.G14]" office:value-type="float" office:value="0.249721516983743" calcext:value-type="float">
            <text:p>0.249721516983743</text:p>
          </table:table-cell>
          <table:table-cell table:formula="of:=[.F14]/[.G14]" office:value-type="float" office:value="0" calcext:value-type="float">
            <text:p>0</text:p>
          </table:table-cell>
          <table:table-cell table:style-name="ce20" table:formula="of:=SQRT(SUM([.B28]^2+[.C28]^2+[.D28]^2+[.E28]^2+[.F28]^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cle 3</text:p>
          </table:table-cell>
          <table:table-cell table:formula="of:=[.B15]/[.G15]" office:value-type="float" office:value="0.483581961954963" calcext:value-type="float">
            <text:p>0.483581961954963</text:p>
          </table:table-cell>
          <table:table-cell table:formula="of:=[.C15]/[.G15]" office:value-type="float" office:value="0.568817887182589" calcext:value-type="float">
            <text:p>0.568817887182589</text:p>
          </table:table-cell>
          <table:table-cell table:formula="of:=[.D15]/[.G15]" office:value-type="float" office:value="0.353681311250912" calcext:value-type="float">
            <text:p>0.353681311250912</text:p>
          </table:table-cell>
          <table:table-cell table:formula="of:=[.E15]/[.G15]" office:value-type="float" office:value="0.371691631681533" calcext:value-type="float">
            <text:p>0.371691631681533</text:p>
          </table:table-cell>
          <table:table-cell table:formula="of:=[.F15]/[.G15]" office:value-type="float" office:value="0.423496822069163" calcext:value-type="float">
            <text:p>0.423496822069163</text:p>
          </table:table-cell>
          <table:table-cell table:style-name="ce20" table:formula="of:=SQRT(SUM([.B29]^2+[.C29]^2+[.D29]^2+[.E29]^2+[.F29]^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cle 4</text:p>
          </table:table-cell>
          <table:table-cell table:formula="of:=[.B16]/[.G16]" office:value-type="float" office:value="0.454191812377792" calcext:value-type="float">
            <text:p>0.454191812377792</text:p>
          </table:table-cell>
          <table:table-cell table:formula="of:=[.C16]/[.G16]" office:value-type="float" office:value="0.693781223828503" calcext:value-type="float">
            <text:p>0.693781223828503</text:p>
          </table:table-cell>
          <table:table-cell table:formula="of:=[.D16]/[.G16]" office:value-type="float" office:value="0.481666273186966" calcext:value-type="float">
            <text:p>0.481666273186966</text:p>
          </table:table-cell>
          <table:table-cell table:formula="of:=[.E16]/[.G16]" office:value-type="float" office:value="0" calcext:value-type="float">
            <text:p>0</text:p>
          </table:table-cell>
          <table:table-cell table:formula="of:=[.F16]/[.G16]" office:value-type="float" office:value="0.283504871750345" calcext:value-type="float">
            <text:p>0.283504871750345</text:p>
          </table:table-cell>
          <table:table-cell table:style-name="ce20" table:formula="of:=SQRT(SUM([.B30]^2+[.C30]^2+[.D30]^2+[.E30]^2+[.F30]^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cle 5</text:p>
          </table:table-cell>
          <table:table-cell table:formula="of:=[.B17]/[.G17]" office:value-type="float" office:value="0.447002246394533" calcext:value-type="float">
            <text:p>0.447002246394533</text:p>
          </table:table-cell>
          <table:table-cell table:formula="of:=[.C17]/[.G17]" office:value-type="float" office:value="0.629776239917561" calcext:value-type="float">
            <text:p>0.629776239917561</text:p>
          </table:table-cell>
          <table:table-cell table:formula="of:=[.D17]/[.G17]" office:value-type="float" office:value="0.376295613910682" calcext:value-type="float">
            <text:p>0.376295613910682</text:p>
          </table:table-cell>
          <table:table-cell table:formula="of:=[.E17]/[.G17]" office:value-type="float" office:value="0.346949709982157" calcext:value-type="float">
            <text:p>0.346949709982157</text:p>
          </table:table-cell>
          <table:table-cell table:formula="of:=[.F17]/[.G17]" office:value-type="float" office:value="0.376295613910682" calcext:value-type="float">
            <text:p>0.376295613910682</text:p>
          </table:table-cell>
          <table:table-cell table:style-name="ce20" table:formula="of:=SQRT(SUM([.B31]^2+[.C31]^2+[.D31]^2+[.E31]^2+[.F31]^2))" office:value-type="float" office:value="0.999999999999999" calcext:value-type="float">
            <text:p>0.999999999999999</text:p>
          </table:table-cell>
        </table:table-row>
        <table:table-row table:style-name="ro1">
          <table:table-cell office:value-type="string" calcext:value-type="string">
            <text:p>Article 6</text:p>
          </table:table-cell>
          <table:table-cell table:formula="of:=[.B18]/[.G18]" office:value-type="float" office:value="0.515508449688313" calcext:value-type="float">
            <text:p>0.515508449688313</text:p>
          </table:table-cell>
          <table:table-cell table:formula="of:=[.C18]/[.G18]" office:value-type="float" office:value="0.621766675435057" calcext:value-type="float">
            <text:p>0.621766675435057</text:p>
          </table:table-cell>
          <table:table-cell table:formula="of:=[.D18]/[.G18]" office:value-type="float" office:value="0.439848211455719" calcext:value-type="float">
            <text:p>0.439848211455719</text:p>
          </table:table-cell>
          <table:table-cell table:formula="of:=[.E18]/[.G18]" office:value-type="float" office:value="0" calcext:value-type="float">
            <text:p>0</text:p>
          </table:table-cell>
          <table:table-cell table:formula="of:=[.F18]/[.G18]" office:value-type="float" office:value="0.392671351765814" calcext:value-type="float">
            <text:p>0.392671351765814</text:p>
          </table:table-cell>
          <table:table-cell table:style-name="ce20" table:formula="of:=SQRT(SUM([.B32]^2+[.C32]^2+[.D32]^2+[.E32]^2+[.F32]^2)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Sumatorio del producto entre los artículos</text:p>
          </table:table-cell>
          <table:table-cell table:style-name="Default" table:number-columns-repeated="2"/>
          <table:table-cell table:style-name="Default" office:value-type="string" calcext:value-type="string">
            <text:p>Entre 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2" office:value-type="string" calcext:value-type="string">
            <text:p>Article Vector</text:p>
          </table:table-cell>
          <table:table-cell table:style-name="ce15" office:value-type="string" calcext:value-type="string">
            <text:p>Cosine Value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string" calcext:value-type="string">
            <text:p>cos(A1, A2)</text:p>
          </table:table-cell>
          <table:table-cell table:style-name="ce15" table:formula="of:=SUM(([.B27] * [.B28]) + ([.C27] * [.C28]) + ([.D27] * [.D28]) + ([.E27] * [.E28]) + ([.F27] * [.F28]))" office:value-type="float" office:value="0.882042999523787" calcext:value-type="float">
            <text:p>0.882042999523787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string" calcext:value-type="string">
            <text:p>cos(A2, A3)</text:p>
          </table:table-cell>
          <table:table-cell table:style-name="ce15" table:formula="of:=SUM(([.B28] * [.B29]) + ([.C28] * [.C29]) + ([.D28] * [.D29]) + ([.E28] * [.E29]) + ([.F28] * [.F29]))" office:value-type="float" office:value="0.888753643687569" calcext:value-type="float">
            <text:p>0.888753643687569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string" calcext:value-type="string">
            <text:p>cos(A1, A3)</text:p>
          </table:table-cell>
          <table:table-cell table:style-name="ce15" table:formula="of:=SUM(([.B27] * [.B29]) + ([.C27] * [.C29]) + ([.D27] * [.D29]) + ([.E27] * [.E29]) + ([.F27] * [.F29]))" office:value-type="float" office:value="0.923955990109643" calcext:value-type="float">
            <text:p>0.923955990109643</text:p>
          </table:table-cell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2" table:default-cell-style-name="ce19"/>
        <table:table-column table:style-name="co1" table:number-columns-repeated="17" table:default-cell-style-name="Default"/>
        <table:table-column table:style-name="co4" table:default-cell-style-name="Default"/>
        <table:table-row table:style-name="ro1">
          <table:table-cell table:style-name="ce12" office:value-type="string" calcext:value-type="string">
            <text:p>Movies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nimation</text:p>
          </table:table-cell>
          <table:table-cell table:style-name="ce15" office:value-type="string" calcext:value-type="string">
            <text:p>Children</text:p>
          </table:table-cell>
          <table:table-cell table:style-name="ce15" office:value-type="string" calcext:value-type="string">
            <text:p>Crime</text:p>
          </table:table-cell>
          <table:table-cell table:style-name="ce15" office:value-type="string" calcext:value-type="string">
            <text:p>Comedy</text:p>
          </table:table-cell>
          <table:table-cell table:style-name="ce15" office:value-type="string" calcext:value-type="string">
            <text:p>Drama</text:p>
          </table:table-cell>
          <table:table-cell table:style-name="ce15" office:value-type="string" calcext:value-type="string">
            <text:p>Documentary</text:p>
          </table:table-cell>
          <table:table-cell table:style-name="ce15" office:value-type="string" calcext:value-type="string">
            <text:p>Fantasy</text:p>
          </table:table-cell>
          <table:table-cell table:style-name="ce15" office:value-type="string" calcext:value-type="string">
            <text:p>Film-Noir</text:p>
          </table:table-cell>
          <table:table-cell table:style-name="ce15" office:value-type="string" calcext:value-type="string">
            <text:p>Horror</text:p>
          </table:table-cell>
          <table:table-cell table:style-name="ce15" office:value-type="string" calcext:value-type="string">
            <text:p>IMAX</text:p>
          </table:table-cell>
          <table:table-cell table:style-name="ce15" office:value-type="string" calcext:value-type="string">
            <text:p>Mistery</text:p>
          </table:table-cell>
          <table:table-cell table:style-name="ce15" office:value-type="string" calcext:value-type="string">
            <text:p>Musical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Sci-Fi</text:p>
          </table:table-cell>
          <table:table-cell table:style-name="ce15" office:value-type="string" calcext:value-type="string">
            <text:p>Thriller</text:p>
          </table:table-cell>
          <table:table-cell/>
          <table:table-cell table:style-name="ce15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oy Story (1995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style-name="ce18" table:formula="of:=SUM([.B2:.R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rassic Park (1993)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table:style-name="ce18" table:formula="of:=SUM([.B3:.R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per Mario Bros (1993)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8" table:formula="of:=SUM([.B4:.R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hree Musketers (1993)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style-name="ce18" table:formula="of:=SUM([.B5:.R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addin (1992)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/>
          <table:table-cell table:style-name="ce18" table:formula="of:=SUM([.B6:.R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ace Jam (1996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8" table:formula="of:=SUM([.B7:.R7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1">
          <table:table-cell table:style-name="ce15" office:value-type="string" calcext:value-type="string">
            <text:p>GF</text:p>
          </table:table-cell>
          <table:table-cell table:style-name="ce14" table:formula="of:=SUM([.B2:.B7])" office:value-type="float" office:value="4" calcext:value-type="float">
            <text:p>4</text:p>
          </table:table-cell>
          <table:table-cell table:style-name="ce14" table:formula="of:=SUM([.C2:.C7])" office:value-type="float" office:value="5" calcext:value-type="float">
            <text:p>5</text:p>
          </table:table-cell>
          <table:table-cell table:style-name="ce14" table:formula="of:=SUM([.D2:.D7])" office:value-type="float" office:value="3" calcext:value-type="float">
            <text:p>3</text:p>
          </table:table-cell>
          <table:table-cell table:style-name="ce14" table:formula="of:=SUM([.E2:.E7])" office:value-type="float" office:value="4" calcext:value-type="float">
            <text:p>4</text:p>
          </table:table-cell>
          <table:table-cell table:style-name="ce14" table:formula="of:=SUM([.F2:.F7])" office:value-type="float" office:value="0" calcext:value-type="float">
            <text:p>0</text:p>
          </table:table-cell>
          <table:table-cell table:style-name="ce14" table:formula="of:=SUM([.G2:.G7])" office:value-type="float" office:value="5" calcext:value-type="float">
            <text:p>5</text:p>
          </table:table-cell>
          <table:table-cell table:style-name="ce14" table:formula="of:=SUM([.H2:.H7])" office:value-type="float" office:value="0" calcext:value-type="float">
            <text:p>0</text:p>
          </table:table-cell>
          <table:table-cell table:style-name="ce14" table:formula="of:=SUM([.I2:.I7])" office:value-type="float" office:value="0" calcext:value-type="float">
            <text:p>0</text:p>
          </table:table-cell>
          <table:table-cell table:style-name="ce14" table:formula="of:=SUM([.J2:.J7])" office:value-type="float" office:value="3" calcext:value-type="float">
            <text:p>3</text:p>
          </table:table-cell>
          <table:table-cell table:style-name="ce14" table:formula="of:=SUM([.K2:.JK7])" office:value-type="float" office:value="36" calcext:value-type="float">
            <text:p>36</text:p>
          </table:table-cell>
          <table:table-cell table:style-name="ce14" table:formula="of:=SUM([.L2:.L7])" office:value-type="float" office:value="0" calcext:value-type="float">
            <text:p>0</text:p>
          </table:table-cell>
          <table:table-cell table:style-name="ce14" table:formula="of:=SUM([.M2:.M7])" office:value-type="float" office:value="0" calcext:value-type="float">
            <text:p>0</text:p>
          </table:table-cell>
          <table:table-cell table:style-name="ce14" table:formula="of:=SUM([.N2:.N7])" office:value-type="float" office:value="0" calcext:value-type="float">
            <text:p>0</text:p>
          </table:table-cell>
          <table:table-cell table:style-name="ce14" table:formula="of:=SUM([.O2:.O7])" office:value-type="float" office:value="1" calcext:value-type="float">
            <text:p>1</text:p>
          </table:table-cell>
          <table:table-cell table:style-name="ce14" table:formula="of:=SUM([.P2:.P7])" office:value-type="float" office:value="1" calcext:value-type="float">
            <text:p>1</text:p>
          </table:table-cell>
          <table:table-cell table:style-name="ce14" table:formula="of:=SUM([.Q2:.Q7])" office:value-type="float" office:value="3" calcext:value-type="float">
            <text:p>3</text:p>
          </table:table-cell>
          <table:table-cell table:style-name="ce14" table:formula="of:=SUM([.R2:.R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6" office:value-type="string" calcext:value-type="string" table:number-columns-spanned="6" table:number-rows-spanned="1">
            <text:p>Term Frequency (TF)</text:p>
          </table:table-cell>
          <table:covered-table-cell table:number-columns-repeated="2" table:style-name="Default"/>
          <table:covered-table-cell table:number-columns-repeated="3"/>
          <table:table-cell table:number-columns-repeated="15"/>
        </table:table-row>
        <table:table-row table:style-name="ro1">
          <table:table-cell table:style-name="ce12" office:value-type="string" calcext:value-type="string">
            <text:p>Movies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nimation</text:p>
          </table:table-cell>
          <table:table-cell table:style-name="ce15" office:value-type="string" calcext:value-type="string">
            <text:p>Children</text:p>
          </table:table-cell>
          <table:table-cell table:style-name="ce15" office:value-type="string" calcext:value-type="string">
            <text:p>Crime</text:p>
          </table:table-cell>
          <table:table-cell table:style-name="ce15" office:value-type="string" calcext:value-type="string">
            <text:p>Comedy</text:p>
          </table:table-cell>
          <table:table-cell table:style-name="ce15" office:value-type="string" calcext:value-type="string">
            <text:p>Drama</text:p>
          </table:table-cell>
          <table:table-cell table:style-name="ce15" office:value-type="string" calcext:value-type="string">
            <text:p>Documentary</text:p>
          </table:table-cell>
          <table:table-cell table:style-name="ce15" office:value-type="string" calcext:value-type="string">
            <text:p>Fantasy</text:p>
          </table:table-cell>
          <table:table-cell table:style-name="ce15" office:value-type="string" calcext:value-type="string">
            <text:p>Film-Noir</text:p>
          </table:table-cell>
          <table:table-cell table:style-name="ce15" office:value-type="string" calcext:value-type="string">
            <text:p>Horror</text:p>
          </table:table-cell>
          <table:table-cell table:style-name="ce15" office:value-type="string" calcext:value-type="string">
            <text:p>IMAX</text:p>
          </table:table-cell>
          <table:table-cell table:style-name="ce15" office:value-type="string" calcext:value-type="string">
            <text:p>Mistery</text:p>
          </table:table-cell>
          <table:table-cell table:style-name="ce15" office:value-type="string" calcext:value-type="string">
            <text:p>Musical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Sci-Fi</text:p>
          </table:table-cell>
          <table:table-cell table:style-name="ce15" office:value-type="string" calcext:value-type="string">
            <text:p>Thril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 Story (1995)</text:p>
          </table:table-cell>
          <table:table-cell table:formula="of:=[.B2]/SQRT([.T2])" office:value-type="float" office:value="0" calcext:value-type="float">
            <text:p>0</text:p>
          </table:table-cell>
          <table:table-cell table:formula="of:=[.C2]/SQRT([.T2])" office:value-type="float" office:value="0.447213595499958" calcext:value-type="float">
            <text:p>0.447213595499958</text:p>
          </table:table-cell>
          <table:table-cell table:style-name="ce19" table:formula="of:=[.D2]/SQRT([.T2])" office:value-type="float" office:value="0.447213595499958" calcext:value-type="float">
            <text:p>0.447213595499958</text:p>
          </table:table-cell>
          <table:table-cell table:style-name="ce19" table:formula="of:=[.E2]/SQRT([.T2])" office:value-type="float" office:value="0.447213595499958" calcext:value-type="float">
            <text:p>0.447213595499958</text:p>
          </table:table-cell>
          <table:table-cell table:style-name="ce19" table:formula="of:=[.F2]/SQRT([.T2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H2]/SQRT([.T2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2]/SQRT([.T2])" office:value-type="float" office:value="0.447213595499958" calcext:value-type="float">
            <text:p>0.447213595499958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2]/SQRT([.T2])" office:value-type="float" office:value="0" calcext:value-type="float">
            <text:p>0</text:p>
          </table:table-cell>
          <table:table-cell table:style-name="ce19" table:formula="of:=[.M2]/SQRT([.T2])" office:value-type="float" office:value="0" calcext:value-type="float">
            <text:p>0</text:p>
          </table:table-cell>
          <table:table-cell table:style-name="ce19" table:formula="of:=[.N2]/SQRT([.T2])" office:value-type="float" office:value="0" calcext:value-type="float">
            <text:p>0</text:p>
          </table:table-cell>
          <table:table-cell table:style-name="ce19" table:formula="of:=[.O2]/SQRT([.T2])" office:value-type="float" office:value="0" calcext:value-type="float">
            <text:p>0</text:p>
          </table:table-cell>
          <table:table-cell table:style-name="ce19" table:formula="of:=[.P2]/SQRT([.T2])" office:value-type="float" office:value="0" calcext:value-type="float">
            <text:p>0</text:p>
          </table:table-cell>
          <table:table-cell table:style-name="ce19" table:formula="of:=[.Q2]/SQRT([.T2])" office:value-type="float" office:value="0" calcext:value-type="float">
            <text:p>0</text:p>
          </table:table-cell>
          <table:table-cell table:style-name="ce19" table:formula="of:=[.R2]/SQRT([.T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assic Park (1993)</text:p>
          </table:table-cell>
          <table:table-cell table:formula="of:=[.B3]/SQRT([.T3])" office:value-type="float" office:value="0.5" calcext:value-type="float">
            <text:p>0.5</text:p>
          </table:table-cell>
          <table:table-cell table:formula="of:=[.C3]/SQRT([.T3])" office:value-type="float" office:value="0.5" calcext:value-type="float">
            <text:p>0.5</text:p>
          </table:table-cell>
          <table:table-cell table:style-name="ce19" table:formula="of:=[.D3]/SQRT([.T3])" office:value-type="float" office:value="0" calcext:value-type="float">
            <text:p>0</text:p>
          </table:table-cell>
          <table:table-cell table:style-name="ce19" table:formula="of:=[.E3]/SQRT([.T3])" office:value-type="float" office:value="0" calcext:value-type="float">
            <text:p>0</text:p>
          </table:table-cell>
          <table:table-cell table:style-name="ce19" table:formula="of:=[.F3]/SQRT([.T3])" office:value-type="float" office:value="0" calcext:value-type="float">
            <text:p>0</text:p>
          </table:table-cell>
          <table:table-cell table:style-name="ce19" table:formula="of:=[.G3]/SQRT([.T3])" office:value-type="float" office:value="0" calcext:value-type="float">
            <text:p>0</text:p>
          </table:table-cell>
          <table:table-cell table:style-name="ce19" table:formula="of:=[.H3]/SQRT([.T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3]/SQRT([.T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3]/SQRT([.T3])" office:value-type="float" office:value="0" calcext:value-type="float">
            <text:p>0</text:p>
          </table:table-cell>
          <table:table-cell table:style-name="ce19" table:formula="of:=[.M3]/SQRT([.T3])" office:value-type="float" office:value="0" calcext:value-type="float">
            <text:p>0</text:p>
          </table:table-cell>
          <table:table-cell table:style-name="ce19" table:formula="of:=[.N3]/SQRT([.T3])" office:value-type="float" office:value="0" calcext:value-type="float">
            <text:p>0</text:p>
          </table:table-cell>
          <table:table-cell table:style-name="ce19" table:formula="of:=[.O3]/SQRT([.T3])" office:value-type="float" office:value="0" calcext:value-type="float">
            <text:p>0</text:p>
          </table:table-cell>
          <table:table-cell table:style-name="ce19" table:formula="of:=[.P3]/SQRT([.T3])" office:value-type="float" office:value="0" calcext:value-type="float">
            <text:p>0</text:p>
          </table:table-cell>
          <table:table-cell table:style-name="ce19" table:formula="of:=[.Q3]/SQRT([.T3])" office:value-type="float" office:value="0.5" calcext:value-type="float">
            <text:p>0.5</text:p>
          </table:table-cell>
          <table:table-cell table:style-name="ce19" table:formula="of:=[.R3]/SQRT([.T3]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Mario Bros (1993)</text:p>
          </table:table-cell>
          <table:table-cell table:formula="of:=[.B4]/SQRT([.T4])" office:value-type="float" office:value="0.408248290463863" calcext:value-type="float">
            <text:p>0.408248290463863</text:p>
          </table:table-cell>
          <table:table-cell table:formula="of:=[.C4]/SQRT([.T4])" office:value-type="float" office:value="0.408248290463863" calcext:value-type="float">
            <text:p>0.408248290463863</text:p>
          </table:table-cell>
          <table:table-cell table:style-name="ce19" table:formula="of:=[.D4]/SQRT([.T4])" office:value-type="float" office:value="0" calcext:value-type="float">
            <text:p>0</text:p>
          </table:table-cell>
          <table:table-cell table:style-name="ce19" table:formula="of:=[.E4]/SQRT([.T4])" office:value-type="float" office:value="0.408248290463863" calcext:value-type="float">
            <text:p>0.408248290463863</text:p>
          </table:table-cell>
          <table:table-cell table:style-name="ce19" table:formula="of:=[.F4]/SQRT([.T4])" office:value-type="float" office:value="0" calcext:value-type="float">
            <text:p>0</text:p>
          </table:table-cell>
          <table:table-cell table:style-name="ce19" table:formula="of:=[.G4]/SQRT([.T4])" office:value-type="float" office:value="0.408248290463863" calcext:value-type="float">
            <text:p>0.408248290463863</text:p>
          </table:table-cell>
          <table:table-cell table:style-name="ce19" table:formula="of:=[.H4]/SQRT([.T4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4]/SQRT([.T4])" office:value-type="float" office:value="0.408248290463863" calcext:value-type="float">
            <text:p>0.408248290463863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4]/SQRT([.T4])" office:value-type="float" office:value="0" calcext:value-type="float">
            <text:p>0</text:p>
          </table:table-cell>
          <table:table-cell table:style-name="ce19" table:formula="of:=[.M4]/SQRT([.T4])" office:value-type="float" office:value="0" calcext:value-type="float">
            <text:p>0</text:p>
          </table:table-cell>
          <table:table-cell table:style-name="ce19" table:formula="of:=[.N4]/SQRT([.T4])" office:value-type="float" office:value="0" calcext:value-type="float">
            <text:p>0</text:p>
          </table:table-cell>
          <table:table-cell table:style-name="ce19" table:formula="of:=[.O4]/SQRT([.T4])" office:value-type="float" office:value="0" calcext:value-type="float">
            <text:p>0</text:p>
          </table:table-cell>
          <table:table-cell table:style-name="ce19" table:formula="of:=[.P4]/SQRT([.T4])" office:value-type="float" office:value="0" calcext:value-type="float">
            <text:p>0</text:p>
          </table:table-cell>
          <table:table-cell table:style-name="ce19" table:formula="of:=[.Q4]/SQRT([.T4])" office:value-type="float" office:value="0.408248290463863" calcext:value-type="float">
            <text:p>0.408248290463863</text:p>
          </table:table-cell>
          <table:table-cell table:style-name="ce19" table:formula="of:=[.R4]/SQRT([.T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Musketers (1993)</text:p>
          </table:table-cell>
          <table:table-cell table:formula="of:=[.B5]/SQRT([.T5])" office:value-type="float" office:value="0.5" calcext:value-type="float">
            <text:p>0.5</text:p>
          </table:table-cell>
          <table:table-cell table:formula="of:=[.C5]/SQRT([.T5])" office:value-type="float" office:value="0.5" calcext:value-type="float">
            <text:p>0.5</text:p>
          </table:table-cell>
          <table:table-cell table:style-name="ce19" table:formula="of:=[.D5]/SQRT([.T5])" office:value-type="float" office:value="0" calcext:value-type="float">
            <text:p>0</text:p>
          </table:table-cell>
          <table:table-cell table:style-name="ce19" table:formula="of:=[.E5]/SQRT([.T5])" office:value-type="float" office:value="0" calcext:value-type="float">
            <text:p>0</text:p>
          </table:table-cell>
          <table:table-cell table:style-name="ce19" table:formula="of:=[.F5]/SQRT([.T5])" office:value-type="float" office:value="0" calcext:value-type="float">
            <text:p>0</text:p>
          </table:table-cell>
          <table:table-cell table:style-name="ce19" table:formula="of:=[.G5]/SQRT([.T5])" office:value-type="float" office:value="0.5" calcext:value-type="float">
            <text:p>0.5</text:p>
          </table:table-cell>
          <table:table-cell table:style-name="ce19" table:formula="of:=[.H5]/SQRT([.T5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5]/SQRT([.T5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5]/SQRT([.T5])" office:value-type="float" office:value="0" calcext:value-type="float">
            <text:p>0</text:p>
          </table:table-cell>
          <table:table-cell table:style-name="ce19" table:formula="of:=[.M5]/SQRT([.T5])" office:value-type="float" office:value="0" calcext:value-type="float">
            <text:p>0</text:p>
          </table:table-cell>
          <table:table-cell table:style-name="ce19" table:formula="of:=[.N5]/SQRT([.T5])" office:value-type="float" office:value="0" calcext:value-type="float">
            <text:p>0</text:p>
          </table:table-cell>
          <table:table-cell table:style-name="ce19" table:formula="of:=[.O5]/SQRT([.T5])" office:value-type="float" office:value="0" calcext:value-type="float">
            <text:p>0</text:p>
          </table:table-cell>
          <table:table-cell table:style-name="ce19" table:formula="of:=[.P5]/SQRT([.T5])" office:value-type="float" office:value="0.5" calcext:value-type="float">
            <text:p>0.5</text:p>
          </table:table-cell>
          <table:table-cell table:style-name="ce19" table:formula="of:=[.Q5]/SQRT([.T5])" office:value-type="float" office:value="0" calcext:value-type="float">
            <text:p>0</text:p>
          </table:table-cell>
          <table:table-cell table:style-name="ce19" table:formula="of:=[.R5]/SQRT([.T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ddin (1992)</text:p>
          </table:table-cell>
          <table:table-cell table:formula="of:=[.B6]/SQRT([.T6])" office:value-type="float" office:value="0.447213595499958" calcext:value-type="float">
            <text:p>0.447213595499958</text:p>
          </table:table-cell>
          <table:table-cell table:formula="of:=[.C6]/SQRT([.T6])" office:value-type="float" office:value="0" calcext:value-type="float">
            <text:p>0</text:p>
          </table:table-cell>
          <table:table-cell table:style-name="ce19" table:formula="of:=[.D6]/SQRT([.T6])" office:value-type="float" office:value="0.447213595499958" calcext:value-type="float">
            <text:p>0.447213595499958</text:p>
          </table:table-cell>
          <table:table-cell table:style-name="ce19" table:formula="of:=[.E6]/SQRT([.T6])" office:value-type="float" office:value="0.447213595499958" calcext:value-type="float">
            <text:p>0.447213595499958</text:p>
          </table:table-cell>
          <table:table-cell table:style-name="ce19" table:formula="of:=[.F6]/SQRT([.T6])" office:value-type="float" office:value="0" calcext:value-type="float">
            <text:p>0</text:p>
          </table:table-cell>
          <table:table-cell table:style-name="ce19" table:formula="of:=[.G6]/SQRT([.T6])" office:value-type="float" office:value="0.447213595499958" calcext:value-type="float">
            <text:p>0.447213595499958</text:p>
          </table:table-cell>
          <table:table-cell table:style-name="ce19" table:formula="of:=[.H6]/SQRT([.T6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6]/SQRT([.T6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6]/SQRT([.T6])" office:value-type="float" office:value="0" calcext:value-type="float">
            <text:p>0</text:p>
          </table:table-cell>
          <table:table-cell table:style-name="ce19" table:formula="of:=[.M6]/SQRT([.T6])" office:value-type="float" office:value="0" calcext:value-type="float">
            <text:p>0</text:p>
          </table:table-cell>
          <table:table-cell table:style-name="ce19" table:formula="of:=[.N6]/SQRT([.T6])" office:value-type="float" office:value="0" calcext:value-type="float">
            <text:p>0</text:p>
          </table:table-cell>
          <table:table-cell table:style-name="ce19" table:formula="of:=[.O6]/SQRT([.T6])" office:value-type="float" office:value="0.447213595499958" calcext:value-type="float">
            <text:p>0.447213595499958</text:p>
          </table:table-cell>
          <table:table-cell table:style-name="ce19" table:formula="of:=[.P6]/SQRT([.T6])" office:value-type="float" office:value="0" calcext:value-type="float">
            <text:p>0</text:p>
          </table:table-cell>
          <table:table-cell table:style-name="ce19" table:formula="of:=[.Q6]/SQRT([.T6])" office:value-type="float" office:value="0" calcext:value-type="float">
            <text:p>0</text:p>
          </table:table-cell>
          <table:table-cell table:style-name="ce19" table:formula="of:=[.R6]/SQRT([.T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Jam (1996)</text:p>
          </table:table-cell>
          <table:table-cell table:formula="of:=[.B7]/SQRT([.T7])" office:value-type="float" office:value="0" calcext:value-type="float">
            <text:p>0</text:p>
          </table:table-cell>
          <table:table-cell table:formula="of:=[.C7]/SQRT([.T7])" office:value-type="float" office:value="0.408248290463863" calcext:value-type="float">
            <text:p>0.408248290463863</text:p>
          </table:table-cell>
          <table:table-cell table:style-name="ce19" table:formula="of:=[.D7]/SQRT([.T7])" office:value-type="float" office:value="0.408248290463863" calcext:value-type="float">
            <text:p>0.408248290463863</text:p>
          </table:table-cell>
          <table:table-cell table:style-name="ce19" table:formula="of:=[.E7]/SQRT([.T7])" office:value-type="float" office:value="0.408248290463863" calcext:value-type="float">
            <text:p>0.408248290463863</text:p>
          </table:table-cell>
          <table:table-cell table:style-name="ce19" table:formula="of:=[.F7]/SQRT([.T7])" office:value-type="float" office:value="0" calcext:value-type="float">
            <text:p>0</text:p>
          </table:table-cell>
          <table:table-cell table:style-name="ce19" table:formula="of:=[.G7]/SQRT([.T7])" office:value-type="float" office:value="0.408248290463863" calcext:value-type="float">
            <text:p>0.408248290463863</text:p>
          </table:table-cell>
          <table:table-cell table:style-name="ce19" table:formula="of:=[.H7]/SQRT([.T7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J7]/SQRT([.T7])" office:value-type="float" office:value="0.408248290463863" calcext:value-type="float">
            <text:p>0.408248290463863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L7]/SQRT([.T7])" office:value-type="float" office:value="0" calcext:value-type="float">
            <text:p>0</text:p>
          </table:table-cell>
          <table:table-cell table:style-name="ce19" table:formula="of:=[.M7]/SQRT([.T7])" office:value-type="float" office:value="0" calcext:value-type="float">
            <text:p>0</text:p>
          </table:table-cell>
          <table:table-cell table:style-name="ce19" table:formula="of:=[.N7]/SQRT([.T7])" office:value-type="float" office:value="0" calcext:value-type="float">
            <text:p>0</text:p>
          </table:table-cell>
          <table:table-cell table:style-name="ce19" table:formula="of:=[.O7]/SQRT([.T7])" office:value-type="float" office:value="0" calcext:value-type="float">
            <text:p>0</text:p>
          </table:table-cell>
          <table:table-cell table:style-name="ce19" table:formula="of:=[.P7]/SQRT([.T7])" office:value-type="float" office:value="0" calcext:value-type="float">
            <text:p>0</text:p>
          </table:table-cell>
          <table:table-cell table:style-name="ce19" table:formula="of:=[.Q7]/SQRT([.T7])" office:value-type="float" office:value="0.408248290463863" calcext:value-type="float">
            <text:p>0.408248290463863</text:p>
          </table:table-cell>
          <table:table-cell table:style-name="ce19" table:formula="of:=[.R7]/SQRT([.T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2" office:value-type="string" calcext:value-type="string">
            <text:p>User Profiles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nimation</text:p>
          </table:table-cell>
          <table:table-cell table:style-name="ce15" office:value-type="string" calcext:value-type="string">
            <text:p>Children</text:p>
          </table:table-cell>
          <table:table-cell table:style-name="ce15" office:value-type="string" calcext:value-type="string">
            <text:p>Crime</text:p>
          </table:table-cell>
          <table:table-cell table:style-name="ce15" office:value-type="string" calcext:value-type="string">
            <text:p>Comedy</text:p>
          </table:table-cell>
          <table:table-cell table:style-name="ce15" office:value-type="string" calcext:value-type="string">
            <text:p>Drama</text:p>
          </table:table-cell>
          <table:table-cell table:style-name="ce15" office:value-type="string" calcext:value-type="string">
            <text:p>Documentary</text:p>
          </table:table-cell>
          <table:table-cell table:style-name="ce15" office:value-type="string" calcext:value-type="string">
            <text:p>Fantasy</text:p>
          </table:table-cell>
          <table:table-cell table:style-name="ce15" office:value-type="string" calcext:value-type="string">
            <text:p>Film-Noir</text:p>
          </table:table-cell>
          <table:table-cell table:style-name="ce15" office:value-type="string" calcext:value-type="string">
            <text:p>Horror</text:p>
          </table:table-cell>
          <table:table-cell table:style-name="ce15" office:value-type="string" calcext:value-type="string">
            <text:p>IMAX</text:p>
          </table:table-cell>
          <table:table-cell table:style-name="ce15" office:value-type="string" calcext:value-type="string">
            <text:p>Mistery</text:p>
          </table:table-cell>
          <table:table-cell table:style-name="ce15" office:value-type="string" calcext:value-type="string">
            <text:p>Musical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Sci-Fi</text:p>
          </table:table-cell>
          <table:table-cell table:style-name="ce15" office:value-type="string" calcext:value-type="string">
            <text:p>Thril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1</text:p>
          </table:table-cell>
          <table:table-cell table:style-name="Default" table:formula="of:=SUMPRODUCT([.B13:.B18]; [.B28:.B33])" office:value-type="float" office:value="-0.0389653050360949" calcext:value-type="float">
            <text:p>-0.038965305036095</text:p>
          </table:table-cell>
          <table:table-cell table:style-name="Default" table:formula="of:=SUMPRODUCT([.C13:.C18]; [.B28:.B33])" office:value-type="float" office:value="0.855461885963821" calcext:value-type="float">
            <text:p>0.855461885963821</text:p>
          </table:table-cell>
          <table:table-cell table:formula="of:=SUMPRODUCT([.D13:.D18]; [.B28:.B33])" office:value-type="float" office:value="0" calcext:value-type="float">
            <text:p>0</text:p>
          </table:table-cell>
          <table:table-cell table:formula="of:=SUMPRODUCT([.E13:.E18]; [.B28:.B33])" office:value-type="float" office:value="0.408248290463863" calcext:value-type="float">
            <text:p>0.408248290463863</text:p>
          </table:table-cell>
          <table:table-cell table:formula="of:=SUMPRODUCT([.F13:.F18]; [.B28:.B33])" office:value-type="float" office:value="0" calcext:value-type="float">
            <text:p>0</text:p>
          </table:table-cell>
          <table:table-cell table:formula="of:=SUMPRODUCT([.G13:.G18]; [.B28:.B33])" office:value-type="float" office:value="-0.038965305036095" calcext:value-type="float">
            <text:p>-0.038965305036095</text:p>
          </table:table-cell>
          <table:table-cell table:formula="of:=SUMPRODUCT([.H13:.H18]; [.B28:.B33])" office:value-type="float" office:value="0" calcext:value-type="float">
            <text:p>0</text:p>
          </table:table-cell>
          <table:table-cell table:formula="of:=SUMPRODUCT([.I13:.I18]; [.B28:.B33])" office:value-type="float" office:value="0" calcext:value-type="float">
            <text:p>0</text:p>
          </table:table-cell>
          <table:table-cell table:formula="of:=SUMPRODUCT([.J13:.J18]; [.B28:.B33])" office:value-type="float" office:value="0.855461885963821" calcext:value-type="float">
            <text:p>0.855461885963821</text:p>
          </table:table-cell>
          <table:table-cell office:value-type="float" office:value="0" calcext:value-type="float">
            <text:p>0</text:p>
          </table:table-cell>
          <table:table-cell table:style-name="ce22" table:formula="of:=SUMPRODUCT([.L13:.L18]; [.B28:.B33])" office:value-type="float" office:value="0" calcext:value-type="float">
            <text:p>0</text:p>
          </table:table-cell>
          <table:table-cell table:formula="of:=SUMPRODUCT([.M13:.M18]; [.B28:.B33])" office:value-type="float" office:value="0" calcext:value-type="float">
            <text:p>0</text:p>
          </table:table-cell>
          <table:table-cell table:formula="of:=SUMPRODUCT([.N13:.N18]; [.B28:.B33])" office:value-type="float" office:value="0" calcext:value-type="float">
            <text:p>0</text:p>
          </table:table-cell>
          <table:table-cell table:formula="of:=SUMPRODUCT([.O13:.O18]; [.B28:.B33])" office:value-type="float" office:value="-0.447213595499958" calcext:value-type="float">
            <text:p>-0.447213595499958</text:p>
          </table:table-cell>
          <table:table-cell table:formula="of:=SUMPRODUCT([.P13:.P18]; [.B28:.B33])" office:value-type="float" office:value="0" calcext:value-type="float">
            <text:p>0</text:p>
          </table:table-cell>
          <table:table-cell table:formula="of:=SUMPRODUCT([.Q13:.Q18]; [.B28:.B33])" office:value-type="float" office:value="0.408248290463863" calcext:value-type="float">
            <text:p>0.408248290463863</text:p>
          </table:table-cell>
          <table:table-cell table:formula="of:=SUMPRODUCT([.R13:.R18]; [.B28:.B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2</text:p>
          </table:table-cell>
          <table:table-cell table:style-name="Default" table:formula="of:=SUMPRODUCT([.B13:.B18]; [.C28:.C33])" office:value-type="float" office:value="1" calcext:value-type="float">
            <text:p>1</text:p>
          </table:table-cell>
          <table:table-cell table:style-name="Default" table:formula="of:=SUMPRODUCT([.C13:.C18]; [.C28:.C33])" office:value-type="float" office:value="0.591751709536137" calcext:value-type="float">
            <text:p>0.591751709536137</text:p>
          </table:table-cell>
          <table:table-cell table:formula="of:=SUMPRODUCT([.D13:.D18]; [.C28:.C33])" office:value-type="float" office:value="-0.408248290463863" calcext:value-type="float">
            <text:p>-0.408248290463863</text:p>
          </table:table-cell>
          <table:table-cell table:formula="of:=SUMPRODUCT([.E13:.E18]; [.C28:.C33])" office:value-type="float" office:value="-0.408248290463863" calcext:value-type="float">
            <text:p>-0.408248290463863</text:p>
          </table:table-cell>
          <table:table-cell table:formula="of:=SUMPRODUCT([.F13:.F18]; [.C28:.C33])" office:value-type="float" office:value="0" calcext:value-type="float">
            <text:p>0</text:p>
          </table:table-cell>
          <table:table-cell table:formula="of:=SUMPRODUCT([.G13:.G18]; [.C28:.C33])" office:value-type="float" office:value="0.091751709536137" calcext:value-type="float">
            <text:p>0.091751709536137</text:p>
          </table:table-cell>
          <table:table-cell table:formula="of:=SUMPRODUCT([.H13:.H18]; [.C28:.C33])" office:value-type="float" office:value="0" calcext:value-type="float">
            <text:p>0</text:p>
          </table:table-cell>
          <table:table-cell table:formula="of:=SUMPRODUCT([.H13:.H18]; [.C28:.C33])" office:value-type="float" office:value="0" calcext:value-type="float">
            <text:p>0</text:p>
          </table:table-cell>
          <table:table-cell table:formula="of:=SUMPRODUCT([.J13:.J18]; [.C28:.C33])" office:value-type="float" office:value="-0.408248290463863" calcext:value-type="float">
            <text:p>-0.408248290463863</text:p>
          </table:table-cell>
          <table:table-cell office:value-type="float" office:value="0" calcext:value-type="float">
            <text:p>0</text:p>
          </table:table-cell>
          <table:table-cell table:formula="of:=SUMPRODUCT([.L13:.L18]; [.C28:.C33])" office:value-type="float" office:value="0" calcext:value-type="float">
            <text:p>0</text:p>
          </table:table-cell>
          <table:table-cell table:formula="of:=SUMPRODUCT([.M13:.M18]; [.C28:.C33])" office:value-type="float" office:value="0" calcext:value-type="float">
            <text:p>0</text:p>
          </table:table-cell>
          <table:table-cell table:formula="of:=SUMPRODUCT([.N13:.N18]; [.C28:.C33])" office:value-type="float" office:value="0" calcext:value-type="float">
            <text:p>0</text:p>
          </table:table-cell>
          <table:table-cell table:formula="of:=SUMPRODUCT([.O13:.O18]; [.C28:.C33])" office:value-type="float" office:value="0" calcext:value-type="float">
            <text:p>0</text:p>
          </table:table-cell>
          <table:table-cell table:formula="of:=SUMPRODUCT([.P13:.P18]; [.C28:.C33])" office:value-type="float" office:value="0.5" calcext:value-type="float">
            <text:p>0.5</text:p>
          </table:table-cell>
          <table:table-cell table:formula="of:=SUMPRODUCT([.Q13:.Q18]; [.C28:.C33])" office:value-type="float" office:value="0.091751709536137" calcext:value-type="float">
            <text:p>0.091751709536137</text:p>
          </table:table-cell>
          <table:table-cell table:formula="of:=SUMPRODUCT([.R13:.R18]; [.C28:.C33]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5" office:value-type="string" calcext:value-type="string">
            <text:p>GF</text:p>
          </table:table-cell>
          <table:table-cell table:style-name="Default" table:formula="of:=[.B9]" office:value-type="float" office:value="4" calcext:value-type="float">
            <text:p>4</text:p>
          </table:table-cell>
          <table:table-cell table:style-name="Default" table:formula="of:=[.C9]" office:value-type="float" office:value="5" calcext:value-type="float">
            <text:p>5</text:p>
          </table:table-cell>
          <table:table-cell table:formula="of:=[.D9]" office:value-type="float" office:value="3" calcext:value-type="float">
            <text:p>3</text:p>
          </table:table-cell>
          <table:table-cell table:formula="of:=[.E9]" office:value-type="float" office:value="4" calcext:value-type="float">
            <text:p>4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5" calcext:value-type="float">
            <text:p>5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1" calcext:value-type="float">
            <text:p>1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3" calcext:value-type="float">
            <text:p>3</text:p>
          </table:table-cell>
          <table:table-cell table:formula="of:=[.R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IGF</text:p>
          </table:table-cell>
          <table:table-cell table:style-name="Default" table:formula="of:=LOG(10/[.B24])" office:value-type="float" office:value="0.397940008672038" calcext:value-type="float">
            <text:p>0.397940008672038</text:p>
          </table:table-cell>
          <table:table-cell table:style-name="Default" table:formula="of:=LOG(10/[.C24])" office:value-type="float" office:value="0.301029995663981" calcext:value-type="float">
            <text:p>0.301029995663981</text:p>
          </table:table-cell>
          <table:table-cell table:formula="of:=LOG(10/[.D24])" office:value-type="float" office:value="0.522878745280338" calcext:value-type="float">
            <text:p>0.522878745280338</text:p>
          </table:table-cell>
          <table:table-cell table:formula="of:=LOG(10/[.E24])" office:value-type="float" office:value="0.397940008672038" calcext:value-type="float">
            <text:p>0.397940008672038</text:p>
          </table:table-cell>
          <table:table-cell office:value-type="float" office:value="0" calcext:value-type="float">
            <text:p>0</text:p>
          </table:table-cell>
          <table:table-cell table:formula="of:=LOG(10/[.G24])" office:value-type="float" office:value="0.301029995663981" calcext:value-type="float">
            <text:p>0.301029995663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10/[.J24])" office:value-type="float" office:value="0.522878745280338" calcext:value-type="float">
            <text:p>0.5228787452803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LOG(10/[.O24])" office:value-type="float" office:value="1" calcext:value-type="float">
            <text:p>1</text:p>
          </table:table-cell>
          <table:table-cell table:formula="of:=LOG(10/[.P24])" office:value-type="float" office:value="1" calcext:value-type="float">
            <text:p>1</text:p>
          </table:table-cell>
          <table:table-cell table:formula="of:=LOG(10/[.Q24])" office:value-type="float" office:value="0.522878745280338" calcext:value-type="float">
            <text:p>0.522878745280338</text:p>
          </table:table-cell>
          <table:table-cell table:formula="of:=LOG(10/[.R2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ce15" office:value-type="string" calcext:value-type="string">
            <text:p>User 1</text:p>
          </table:table-cell>
          <table:table-cell table:style-name="ce15" office:value-type="string" calcext:value-type="string">
            <text:p>User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y Story (199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rassic Park (19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per Mario Bros (199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ee Musketers (19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addin (1992)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ce Jam (1996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2" office:value-type="string" calcext:value-type="string">
            <text:p>Movies</text:p>
          </table:table-cell>
          <table:table-cell table:style-name="ce15" office:value-type="string" calcext:value-type="string">
            <text:p>Pred User 1</text:p>
          </table:table-cell>
          <table:table-cell table:style-name="ce15" office:value-type="string" calcext:value-type="string">
            <text:p>Pred User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y Story (1995)</text:p>
          </table:table-cell>
          <table:table-cell table:formula="of:=SUMPRODUCT([.B13:.R13]; [.B21:.R21]; [.B25:.R25])" office:value-type="float" office:value="0.38785978886365" calcext:value-type="float">
            <text:p>0.38785978886365</text:p>
          </table:table-cell>
          <table:table-cell table:formula="of:=SUMPRODUCT([.B13:.R13]; [.B22:.R22]; [.B25:.R25])" office:value-type="float" office:value="-0.183917495170574" calcext:value-type="float">
            <text:p>-0.183917495170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rassic Park (1993)</text:p>
          </table:table-cell>
          <table:table-cell table:formula="of:=SUMPRODUCT([.B14:.R14]; [.B21:.R21]; [.B25:.R25])" office:value-type="float" office:value="0.227739093939503" calcext:value-type="float">
            <text:p>0.227739093939503</text:p>
          </table:table-cell>
          <table:table-cell table:formula="of:=SUMPRODUCT([.B14:.R14]; [.B22:.R22]; [.B25:.R25])" office:value-type="float" office:value="0.562025020993718" calcext:value-type="float">
            <text:p>0.5620250209937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per Mario Bros (1993)</text:p>
          </table:table-cell>
          <table:table-cell table:formula="of:=SUMPRODUCT([.B15:.R15]; [.B21:.R21]; [.B25:.R25])" office:value-type="float" office:value="0.430093504654306" calcext:value-type="float">
            <text:p>0.430093504654306</text:p>
          </table:table-cell>
          <table:table-cell table:formula="of:=SUMPRODUCT([.B15:.R15]; [.B22:.R22]; [.B25:.R25])" office:value-type="float" office:value="0.112573395089962" calcext:value-type="float">
            <text:p>0.1125733950899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ee Musketers (1993)</text:p>
          </table:table-cell>
          <table:table-cell table:formula="of:=SUMPRODUCT([.B16:.R16]; [.B21:.R21]; [.B25:.R25])" office:value-type="float" office:value="0.115142054196178" calcext:value-type="float">
            <text:p>0.115142054196178</text:p>
          </table:table-cell>
          <table:table-cell table:formula="of:=SUMPRODUCT([.B16:.R16]; [.B22:.R22]; [.B25:.R25])" office:value-type="float" office:value="0.55184751997584" calcext:value-type="float">
            <text:p>0.551847519975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addin (1992)</text:p>
          </table:table-cell>
          <table:table-cell table:formula="of:=SUMPRODUCT([.B17:.R17]; [.B21:.R21]; [.B25:.R25])" office:value-type="float" office:value="-0.139526548307938" calcext:value-type="float">
            <text:p>-0.139526548307938</text:p>
          </table:table-cell>
          <table:table-cell table:style-name="ce21" table:formula="of:=SUMPRODUCT([.B17:.R17]; [.B22:.R22]; [.B25:.R25])" office:value-type="float" office:value="0.0221984947538327" calcext:value-type="float">
            <text:p>0.0221984947538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ce Jam (1996)</text:p>
          </table:table-cell>
          <table:table-cell table:formula="of:=SUMPRODUCT([.B18:.R18]; [.B21:.R21]; [.B25:.R25])" office:value-type="float" office:value="0.436423742970125" calcext:value-type="float">
            <text:p>0.436423742970125</text:p>
          </table:table-cell>
          <table:table-cell table:formula="of:=SUMPRODUCT([.B18:.R18]; [.B22:.R22]; [.B25:.R25])" office:value-type="float" office:value="-0.137031390704295" calcext:value-type="float">
            <text:p>-0.13703139070429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4:23:13.816520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5:42.399711188</meta:creation-date>
    <dc:date>2018-05-14T14:23:44.062282420</dc:date>
    <meta:editing-duration>PT11H26S</meta:editing-duration>
    <meta:editing-cycles>22</meta:editing-cycles>
    <meta:generator>LibreOffice/6.0.3.2$Linux_X86_64 LibreOffice_project/00m0$Build-2</meta:generator>
    <meta:document-statistic meta:table-count="2" meta:cell-count="584" meta:object-count="0"/>
  </office:meta>
</office:document-meta>
</file>